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3.466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results5" table:style-name="ta1">
        <table:shapes>
          <draw:frame draw:z-index="0" draw:style-name="gr1" draw:text-style-name="P1" svg:width="16.001cm" svg:height="9.012cm" svg:x="13.528cm" svg:y="4.064cm">
            <draw:object draw:notify-on-update-of-ranges="results5.B1:results5.B1 results5.C2:results5.C29 results5.C1:results5.C1 results5.B2:results5.B29 results5.F3:results5.F4 results5.F3:results5.F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number-columns-repeated="2" table:default-cell-style-name="Default"/>
        <table:table-column table:style-name="co3" table:number-columns-repeated="3" table:default-cell-style-name="Default"/>
        <table:table-row table:style-name="ro1">
          <table:table-cell office:value-type="string" calcext:value-type="string">
            <text:p>text</text:p>
          </table:table-cell>
          <table:table-cell office:value-type="string" calcext:value-type="string">
            <text:p>prediction</text:p>
          </table:table-cell>
          <table:table-cell table:style-name="ce1" office:value-type="string" calcext:value-type="string">
            <text:p>true</text:p>
          </table:table-cell>
          <table:table-cell table:number-columns-repeated="3"/>
        </table:table-row>
        <table:table-row table:style-name="ro1">
          <table:table-cell office:value-type="string" calcext:value-type="string">
            <text:p>The aim of this experiment was to prepare tin iodide from its elements through recrystallisation, the resulting crystals then went through a number of tests to examine the reactivity. Tin and iodine were weighed. Tin (0.99g) was added to a flask along with of iodine(2.49g). Toluene(10cm3) was also added. The mixture was then set up for reflux. The heating mantle was then removed when the solution had finished refluxing. This was indicated by the solution changing colour from violet to orange and the condensing solvent turned clear. The solution was then decanted into a flask and 40/60 petroleum spirit (10cm3) was added. The flask was the added to an ice bath to allow to cool to recrystalise. The remaining tin and reaction flask was washed with acetone. The tin was then left to dry and weighed obtaining a measurement of 0.52g of dried tin. Orange crystals started to form in the flask. The contents of the flask were then filtered and washed with 40/60 petroleum spirit. The dried crystals were then weighed, and the mass was recorded to be 1.96g. A micro spatula tip of dried crystals was added to water (20cm3) to dissolve. The solution was shaken until there was no more traces of dried crystals. The pH was tested, and the solution had a pH of 1. A set of tests were then carried out on the solution. Test 1 � The solution(2cm3) was added to a test tube with silver nitrate (0.1M, 5 drops). The test tube was shaken gently for roughly 30seconds. Test 2 � The solution(2cm3) was added to a test tube. A copper wire was then heated until it was glowing red. At this point it was dipped into the test tube and then returned to the flame. Test 3 � The solution(2cm3) was added to a test tube. Hydrogen peroxide (3%, 10 drops) was then added and shaken gently for 30 seconds. 40/60 petroleum spirit (3 drops) was added to the test tube and swirled gently.</text:p>
          </table:table-cell>
          <table:table-cell office:value-type="float" office:value="0.763458847999573" calcext:value-type="float">
            <text:p>0.763458847999573</text:p>
          </table:table-cell>
          <table:table-cell office:value-type="float" office:value="0.629999995231628" calcext:value-type="float">
            <text:p>0.629999995231628</text:p>
          </table:table-cell>
          <table:table-cell table:number-columns-repeated="3"/>
        </table:table-row>
        <table:table-row table:style-name="ro1">
          <table:table-cell office:value-type="string" calcext:value-type="string">
            <text:p>The aim of the experiment was to prepare tin(IV) iodide from its elements, isolate it and perform tests to assess the reactivity of it. I heated a mixture of tin metal, iodine and toluene under reflux. I then decanted the solution into a conical flask and recrystallized the crystals that began to form. I dissolved some of the crystals in water and checked the pH. I tested the crystals with silver nitrate, a flame test and hydrogen peroxide with petrol.</text:p>
          </table:table-cell>
          <table:table-cell office:value-type="float" office:value="0.479733735322952" calcext:value-type="float">
            <text:p>0.479733735322952</text:p>
          </table:table-cell>
          <table:table-cell office:value-type="float" office:value="0.649999976158142" calcext:value-type="float">
            <text:p>0.649999976158142</text:p>
          </table:table-cell>
          <table:table-cell table:number-columns-repeated="2"/>
          <table:table-cell office:value-type="float" office:value="1" calcext:value-type="float">
            <text:p>1</text:p>
          </table:table-cell>
        </table:table-row>
        <table:table-row table:style-name="ro1">
          <table:table-cell office:value-type="string" calcext:value-type="string">
            <text:p>The aim of the experiment was to react tin with iodine to produce SnI4 and preform reactivity tests on this compound. Tin (1.04g) and iodine (2.5g) were suspended in toluene (10 cm3) and reflux was carried out until the initially violet vapour turned clear and the solution was orange. The resulting liquid was decanted and was added to petroleum spirit 40/60 (10 cm3) and placed in an ice bath. The left-over tin metal was washed, dried and weighed. The crystals were washed with petroleum spirit 40/60 (10 cm3), dried and then weighed. A sample of the crystals was dissolved in water (15 cm3) and pH was recorded. Three tests were conducted with this solution. Test 1 was adding silver nitrate (0.1 M, 4 drops) to a sample of the solution (1-2 mL). Test 2 was a Beilstein test and test 3 was adding hydrogen peroxide (3%, 10 drops) and petroleum (2-3 mL) to the solution (1-2 mL) to form a biphasic solution.</text:p>
          </table:table-cell>
          <table:table-cell office:value-type="float" office:value="0.750770926475525" calcext:value-type="float">
            <text:p>0.750770926475525</text:p>
          </table:table-cell>
          <table:table-cell office:value-type="float" office:value="0.800000011920929" calcext:value-type="float">
            <text:p>0.800000011920929</text:p>
          </table:table-cell>
          <table:table-cell table:number-columns-repeated="2"/>
          <table:table-cell office:value-type="float" office:value="0" calcext:value-type="float">
            <text:p>0</text:p>
          </table:table-cell>
        </table:table-row>
        <table:table-row table:style-name="ro1">
          <table:table-cell office:value-type="string" calcext:value-type="string">
            <text:p>Aim The aim of this experiment is to synthesise, isolate and examine the reactivity of a sample of Sn(IV) iodide. Method Tin metal (1.0 g), iodine pellets (2.5 g) and toluene (10 cm3) were mixed. Anti-bumping granules (2 to 3) were added and the resultant solution was refluxed until the violet mixture turned orange and the condensing solvent became clear. The solution was decanted, and the mass of the residual tin recorded. Petroleum spirit (40/60, 10 cm3) was added to the mixture. The solution was allowed to cool to room temperature (to precipitate out the product) and subsequently filtered under reduced pressure. The purified SnI4, a crystalline solid (1.85 g), was obtained.1 SnI4 (heaped micro-spatula tip) was dissolved in water (15-20 mL) and shaken. The pH (2) of the resultant solution was measured. A series of chemical tests were carried out on the solution (1-2 mL) and observations recorded. In test one, silver nitrate (0.1M, 4-5 drops) was added to the solution and mixed. Secondly, the �Beilstein� test was carried out. In test three, hydrogen peroxide (3%, 10 drops) was transferred to the solution and the mixture shaken, before adding petrol (2-3 mL). A biphasic solution was formed.1</text:p>
          </table:table-cell>
          <table:table-cell office:value-type="float" office:value="0.740085422992706" calcext:value-type="float">
            <text:p>0.740085422992706</text:p>
          </table:table-cell>
          <table:table-cell office:value-type="float" office:value="0.779999971389771" calcext:value-type="float">
            <text:p>0.779999971389771</text:p>
          </table:table-cell>
          <table:table-cell table:number-columns-repeated="3"/>
        </table:table-row>
        <table:table-row table:style-name="ro1">
          <table:table-cell office:value-type="string" calcext:value-type="string">
            <text:p>The aim of the experiment was to form tin (IV) iodine (SnI4) from the elements tin (Sn) and iodine (I2) and then to examine the reactivity of the resulting SnI4 compound using a series of tests. 1.2 g of tin was placed in a flask and 2.5 g of iodine was added. 10 cm3 of toluene was the added and the reaction was heated to around 70oC under reflux until the reaction mixture turned fully orange and the condensing solvent was clear at which point the hot solution was decanted into a flask along with 10 cm3 of 40/60 petroleum spirit. This mixture was then allowed to cool and crystallise. The crystals were filtered under reduced pressure then washed with cold petroleum 40/60 spirit, dried and weighed. The unreacted tin metal was washed with acetone and weighed.</text:p>
          </table:table-cell>
          <table:table-cell office:value-type="float" office:value="0.658965349197388" calcext:value-type="float">
            <text:p>0.658965349197388</text:p>
          </table:table-cell>
          <table:table-cell office:value-type="float" office:value="0.779999971389771" calcext:value-type="float">
            <text:p>0.779999971389771</text:p>
          </table:table-cell>
          <table:table-cell/>
          <table:table-cell table:formula="of:=RSQ([.B2:.B29]; [.C2:.C29])" office:value-type="float" office:value="0.04267805249264" calcext:value-type="float">
            <text:p>0.04267805249264</text:p>
          </table:table-cell>
          <table:table-cell/>
        </table:table-row>
        <table:table-row table:style-name="ro1">
          <table:table-cell office:value-type="string" calcext:value-type="string">
            <text:p>Aim: To synthesise SnI4 from tin metal and iodine pellets, calculate the % yield and to examine the product made through chemical tests to determine its chemical properties. Procedure: 1.01g of tin metal and 2.56g of iodine pellets was placed in a round bottomed flask. Around 10cm3 of toluene was then added and the mixture was heated over a hot plate with a condenser attached at approximately 200oC until the condensing solvent is clear. The reaction was allowed to cool until the vapours stopped condensing and the solvent was poured into a conical flask leaving the excess tin behind. The tin was washed with acetone and weighed. 10cm3 of petroleum spirit 40/60 was added to the conical flask and left to cool in an ice bath. The crystals that formed were then filtered off, dried and weighed. The crystals were dissolved into approximately 20ml of water and around 2ml was added to three test tubes. A series of chemical tests where then performed on this solution. Test 1: A few drops of silver nitrate was added. Test 2: A copperwire was heated in a Bunsen burner and then added to the solution. The wire was then heated in the flame again and the flame colour observed.</text:p>
          </table:table-cell>
          <table:table-cell office:value-type="float" office:value="0.659726679325104" calcext:value-type="float">
            <text:p>0.659726679325104</text:p>
          </table:table-cell>
          <table:table-cell office:value-type="float" office:value="0.699999988079071" calcext:value-type="float">
            <text:p>0.699999988079071</text:p>
          </table:table-cell>
          <table:table-cell table:number-columns-repeated="3"/>
        </table:table-row>
        <table:table-row table:style-name="ro1">
          <table:table-cell office:value-type="string" calcext:value-type="string">
            <text:p>The experiment aimed to react tin with iodine to create tin (IV) iodide crystals, then test the tin (IV) iodide for its reactivity. To form the tin (IV) iodide, white tin (0.99g) and iodine pellets (2.52g) were heated under reflux in toluene solvent (10ml). Once the solvent had become clear, the reaction mixture was left to cool. Then, the crystals were isolated and dried via vacuum filtration with petroleum 40-60 solvent. To calculate yields, the masses of tin (IV) iodide product and unreacted tin were weighed. Then, a microspatula-tip of the crystals were dissolved in the minimum volume of deionised water to form a solution. For test 1, a sample of the solution (c. 2mL) was mixed with silver (I) nitrate (0.1M, 5 drops), stirred and the change observed. For test 2, a clean copper wire was heated under a Bunsen burner, placed in the solution and then back into the Bunsen burner; the flame colour was then noted. For test 3, a sample of the solution (c. 2mL) was mixed with hydrogen peroxide (3%, 10 drops), stirred and the change observed.</text:p>
          </table:table-cell>
          <table:table-cell office:value-type="float" office:value="0.585384070873261" calcext:value-type="float">
            <text:p>0.585384070873261</text:p>
          </table:table-cell>
          <table:table-cell office:value-type="float" office:value="0.850000023841858" calcext:value-type="float">
            <text:p>0.850000023841858</text:p>
          </table:table-cell>
          <table:table-cell table:number-columns-repeated="3"/>
        </table:table-row>
        <table:table-row table:style-name="ro1">
          <table:table-cell office:value-type="string" calcext:value-type="string">
            <text:p>The aim of this experiment was to form SnI4 from its respected elements, I2 and Sn, and test the resulting product to see its reactive properties. 1g of tin metal and 2.5g of iodine pellets are placed into a round bottom flask. 10cm3 of toluene and 2 to 3 anti-bumping granules are added and a reflux condenser with a water supply is attached to the flask while it sits on top of a hot plate at 150-200C. leave this to condense until the condensing solvent becomes clear and the solution becomes clear from its initial violet. Place the flask into an ice bath to cool then decant the solution a conical flask leaving the residue behind. Add 10cm3 of petroleum spirit 40/60 to the conical flask. Wash the tin with acetone and weigh the dried tin metal. After 5 minutes in the ice bath take the conical flask and filter its contents through Buchner funnel and wash them with 10cm3 of cold petroleum spirit 40/60. Weigh the dry crystals. Take a micro spatula of your tin iodide and dissolve it in 15-20mL of water and test its pH via pH paper, use this as the test solution. Use 1-2mL of the test solution in all tests Test 1: In a test tube with test solution add 4 drops of 0.1M of silver nitrate and shake. Note ehat you see. Test 2: in a test tube with test solution dip a red-hot piece of copper wire heated with a Bunsen burner. Put the wire back into the Bunsen burner and see what colour flame appears. Test 3: in a test tube with test solution add 10 drops of 3% H2O2 and shake. Add 2 to 3mL of petrol and swirl to form a biphasic layer and note what you see.</text:p>
          </table:table-cell>
          <table:table-cell office:value-type="float" office:value="0.584371864795685" calcext:value-type="float">
            <text:p>0.584371864795685</text:p>
          </table:table-cell>
          <table:table-cell office:value-type="float" office:value="0.850000023841858" calcext:value-type="float">
            <text:p>0.850000023841858</text:p>
          </table:table-cell>
          <table:table-cell table:number-columns-repeated="3"/>
        </table:table-row>
        <table:table-row table:style-name="ro1">
          <table:table-cell office:value-type="string" calcext:value-type="string">
            <text:p>The aim of this experiment was to produce a tin iodide species derived from its elements whilst isolating it. The reactivity of the final product was also determined by carrying out 3 chemical tests. Tin metal (1.0g) as well as iodine (2.5g) was suspended in toluene (10cm3) and was heated to reflux along with a reasonable number of anti-bumping granules. After the solution turns orange, the solution was cooled until the solution stopped condensing. The solution was decanted. Petroleum spirit 40/60 (10cm3) was added to the solution and it was cooled to room temperature. The dried tin metal was weighed (0.75g). The solution was placed in an ice bath until crystals formed. The product was then filtered and dried under suction to give an orange colored product, which was SnI4. <text:s/>A heaped microspatula tip of SnI4 was dissolved in water (15-20 ml) and the pH of the mixture was determined (pH 2). 3 tests were performed to determine the reactivity of the product which are as follows: Test 1: 4 drops of silver nitrate (0.1 M) was added to the solution (2 mL) and was gently shaken. Test2: 2 mL of the solution was used in the Beilstein's test. The colour of the flame was observed. Test3: 10 drops of hydrogen peroxide (3%) was added to the solution (2mL) and was gently shaken. 3mL of petrol was then added after followed by a gentle swirl which resulted in a biphasic layer.</text:p>
          </table:table-cell>
          <table:table-cell office:value-type="float" office:value="0.725305199623108" calcext:value-type="float">
            <text:p>0.725305199623108</text:p>
          </table:table-cell>
          <table:table-cell office:value-type="float" office:value="0.75" calcext:value-type="float">
            <text:p>0.75</text:p>
          </table:table-cell>
          <table:table-cell table:number-columns-repeated="3"/>
        </table:table-row>
        <table:table-row table:style-name="ro1">
          <table:table-cell office:value-type="string" calcext:value-type="string">
            <text:p>The main aim of this experiment was to create a sample of Tin (IV) Iodide by reacting 1.04g (8.76mmol) with 2.49g (9.81mmol) of Iodine pellets. The reactants were reacted in a round-bottom flask with 10cm3 of toluene and some anti-bumping granules and heated under reflux. Crystals were obtained by allowing the end-product to cool naturally and then was recrystallized with petroleum spirit 40/60, filtering the crystals under pressure with a vacuum. The second aim of the investigation was to create an aqueous solution of Tin Iodide and carry out a series of 3 chemical tests to determine its properties. In test 1, silver nitrate drops were added to a sample of SnI4(aq) and the solution shaken. In test 2, a copper wire was dipped in a second aqueous tin iodide sample and heated in a Bunsen flame.</text:p>
          </table:table-cell>
          <table:table-cell office:value-type="float" office:value="0.610648155212402" calcext:value-type="float">
            <text:p>0.610648155212402</text:p>
          </table:table-cell>
          <table:table-cell office:value-type="float" office:value="0.779999971389771" calcext:value-type="float">
            <text:p>0.779999971389771</text:p>
          </table:table-cell>
          <table:table-cell table:number-columns-repeated="3"/>
        </table:table-row>
        <table:table-row table:style-name="ro1">
          <table:table-cell office:value-type="string" calcext:value-type="string">
            <text:p>The aim of this experiment was to produce (from its elements) and isolate tin iodide (SnI4). 1.0g of tin metal and 2.5g of iodine was added to a 100mL round-bottomed flask. Using a measuring cylinder, 10cm3 of toluene was measured out and added to the round-bottomed flask. 2-3 anti-bumping granules were also added. This was connected to a condenser in the reflux position and heated using a heating mantle. This was heated until the vapour became clear. While the solutio was still hot it was transferred into a 100cm3 conical flask, leaving the tin metal in the round bottomed flask. To the conical flask 10cm3 of petroleum spirit 40/60 was added and left to cool to room temperature. The crystals that formed were filtered using a buchner funnel, washed with a small amount of cold petroleum spirit 40/60 and weighed. A micro spatula of the crystals was dissolved in 20mL of water and this solution was used in three tests. Test 1 � 4 drop of 0.1 M silver nitrate was added to 2mL of the solution and gently shaken for 30 seconds Test 2 � using a Bunsen burner, a copper wire was heated, dipped in the solution the held back in the flame, the flame colour was observed. Test 3 � 10 drops of 3% hydrogen peroxide and 2 mL of petrol was added to 2 mL of the solution</text:p>
          </table:table-cell>
          <table:table-cell office:value-type="float" office:value="0.701701939105988" calcext:value-type="float">
            <text:p>0.701701939105988</text:p>
          </table:table-cell>
          <table:table-cell office:value-type="float" office:value="0.629999995231628" calcext:value-type="float">
            <text:p>0.629999995231628</text:p>
          </table:table-cell>
          <table:table-cell table:number-columns-repeated="3"/>
        </table:table-row>
        <table:table-row table:style-name="ro1">
          <table:table-cell office:value-type="string" calcext:value-type="string">
            <text:p>The aims of the experiment were to isolate and prepare a tin iodide compound, SnI4, and then explore its reactivity through 3 different tests. 1.01g of tin metal was added to a 100mL round-bottomed flask along with iodine (2.52g), toluene (10cm3) and 3 anti-bumping granules. The mixture was then heated under reflux, with the heating mantle at 60% power, until the vapour that condenses is orange (with the initial colour being purple). This was then cooled to the point where it stopped condensing, then transferred into a 100cm3 conical flask, leaving the remaining tin in the round-bottomed flask. The residual tin was left to dry and weighed (0.39g) on a watch glass, and the reaction flask washed with acetone. Petroleum spirit 40/60 (10cm3) was added to the mixture in the conical flask, and the flask allowed cool in an ice bath for around 5 minutes after reaching room temperature. The crystals were then washed with petroleum 40/60and filtered under suction through a Buchner funnel, then weighed. The final mass of SnI4 was 2.15g. A master solution of 1 micro spatula tip of SnI4 and water (15mL) was prepared. This was then shaken. The pH was tested, and found to be ~1.5. The solution was then tested in 3 different ways 1-2mL of the solution was shaken gently with 5 drops of 0.1M silver nitrate in test tube 1-2mL of the solution was transferred to a test tube. A copper wire was heated until it glowed red, then immersed in the solution, then heated again and the flame colour observed.</text:p>
          </table:table-cell>
          <table:table-cell office:value-type="float" office:value="0.687965929508209" calcext:value-type="float">
            <text:p>0.687965929508209</text:p>
          </table:table-cell>
          <table:table-cell office:value-type="float" office:value="0.730000019073486" calcext:value-type="float">
            <text:p>0.730000019073486</text:p>
          </table:table-cell>
          <table:table-cell table:number-columns-repeated="3"/>
        </table:table-row>
        <table:table-row table:style-name="ro1">
          <table:table-cell office:value-type="string" calcext:value-type="string">
            <text:p>Aim: - To find out the percentage yield which is mass of SnI4 obtained and the amount of tin which is isolated. To find out the rough pH of the solution SnI4 in water that is produced from the experiment. To find out what happens when the SnI4 in water reacts with 0.1M silver nitrate. To find out what happens when a hot copper wire coated with SnI4 in water what happens put under the Bunsen burner. To find out what happens when 3% hydrogen peroxide added to SnI4 in water, then 30s later petrol is added. Procedure: - Reaction of tin metal with elemental iodine Weigh 1.0g of Tin metal with a weighing scale and transfer to conical flask. Weigh 2.5g of iodine into a watchglass using a weighing scale, make sure that none of iodine pellets is spilled while getting dispense into the watchglass. If any is spilled while doing this report member staff, dispose into aqueous solution of Sodium metabisulfite. Transfer contents from watchglass to the Quickfit flask. Using a measure 10cm3 of toluene then transfer to Quickfit round-bottom and adding in 2 or 3 anti-bumping granules. Now set up a reflex condenser, put the Quickfit round-bottom flask in a heating mantle. Turn on the heating mantle to 60% power which has the violet vapor. Keep heating the solution until reaction proceeds and changes to orange. When changes colour to orange then switch off the heating mantle and leave the solution to cool until it stops condensing. Manipulate the clamp and pour the solution and leaving the residual tin in the Quickfit round-bottom. Put into the conical flask petroleum spirit 40/60 and leave it to cool to room temperature. To maximise the product ice bath could be used to help to cool down the solution. <text:s/>Leftover tin wash it out with acetone putting the residual into the correct bottle and when weigh the dried tin. Keep heating the solution until reaction proceeds and changes to orange. When changes colour to orange then switch off the heating mantle and leave the solution to cool until it stops condensing. Manipulate the clamp and pour the solution and leaving the residual tin in the Quickfit round-bottom. Add petroleum spirit 40/60 and leave it to cool to room temperature. To maximise the product ice bath could be used to help to cool down the solution. Leftover tin wash it out with acetone putting the residual into the correct bottle and when weigh the dried tin. Now set up a Buncher funnel and using filter paper. Switch on the vacuum and put down the conical flask and let the solution to filter. Measure 10cm3 of petroleum spirit 40/60 and then put the measuring cylinder into an ice bath and leave it to cool. Clean the conical flask with the cooled measuring cylinder and transfer it into the Buncher Funnel. Transfer the crystals from the conical flask to a wathchglass when weigh the weight of the dried crystals. Using a micro spatula get a lot of crystals and transfer it into beaker. Measure out 15-20 mL of water and transfer to the beaker and swirl the solution until the orange solid is no longer visible. Now using pH paper measure the pH of the solution in the beaker. Test 1: - Get the test tube and using a pipette measure out 1-2mL of the solution in the beaker. Now add in 4 or 5 drops of 0.1 M silver nitrate. Gently shake the solution for 30s and see the results of what happens. Test 2: - Get the test tube and using a pipette measure out 1-2mL of the solution in the beaker. Make sure that the rest of this reaction is taken place into fumehood. Set up a Bunsen flame and heat up a copper wire until it starts to glow red. Dip in the glowing red copper wire into the test tube. When put the copper wire back under the Bunsen burner again and note the colour change. Test 3: -</text:p>
          </table:table-cell>
          <table:table-cell office:value-type="float" office:value="0.633766710758209" calcext:value-type="float">
            <text:p>0.633766710758209</text:p>
          </table:table-cell>
          <table:table-cell office:value-type="float" office:value="0.5" calcext:value-type="float">
            <text:p>0.5</text:p>
          </table:table-cell>
          <table:table-cell table:number-columns-repeated="3"/>
        </table:table-row>
        <table:table-row table:style-name="ro1">
          <table:table-cell office:value-type="string" calcext:value-type="string">
            <text:p>The aim of the experiment was to prepare and isolate tin iodide by recrystallisation and then examine the resulting crystals by carrying out three separate chemical tests. Tin metal (1.0g) and iodine pellets (2.5g) were weighed separately and then added to one 100cm3 Quickfit conical flask. Toluene (10cm3) and 3 anti-bumping granules were then transferred to the conical flask. A reflux condenser was set up in which the water supply entered the bottom of the condenser and left at the top through rubber pipes. After the water supply had been turned on, heating commenced to 60% power of the heating mantle until the condensing solvent had gone from purple to colourless and the heating was turned off. The solution was left to cool and residual tin left in the reaction flask after the solution was decanted. Petroleum spirit (10cm3) was added to the solution. The dried tin metal was weighed and recorded. As the conical flask was left to cool, orange crystals were formed. They were then filtered, washed with cold petroleum spirit (10cm3) and weighed. A micro spatula tip of SnI4 and H2O (15-20mL) were reacted and shaken until all orange crystals weren't visible. This solution was examined in the following three tests: Test 1: 0.1mol silver nitrate (4-5 drops) and the solution (1-2mL) were transferred to a test tube and shaken and observed. Test 2: The solution (1-2mL) was transferred to another test tube. Copper wire was heated until glowing red then immersed into the solution. The wire was heated again after it had been immersed and observed. Test 3: 3% H2O2 (10 drops) and the solution (1-2mL) were transferred to a third test tube and shaken for 30 seconds. Petrol (2-3mL) was then added and the resulting biphasic solution observed.</text:p>
          </table:table-cell>
          <table:table-cell office:value-type="float" office:value="0.704568147659302" calcext:value-type="float">
            <text:p>0.704568147659302</text:p>
          </table:table-cell>
          <table:table-cell office:value-type="float" office:value="0.479999989271164" calcext:value-type="float">
            <text:p>0.479999989271164</text:p>
          </table:table-cell>
          <table:table-cell table:number-columns-repeated="3"/>
        </table:table-row>
        <table:table-row table:style-name="ro1">
          <table:table-cell office:value-type="string" calcext:value-type="string">
            <text:p>Aim: The aim of this experiment was to prepare a tin iodide species, isolate it and examine its reactivity. Three tests were carried out to examine this. Firstly, the glassware was checked to see if it was dry. If it was not, then it was dried using acetone. 1g of tin metal and 2.5g of iodine pellets were then transferred into a 100mL Quickfit round-bottom flask. 10cm3 of toluene was then added with anti-bumping granules and it was then heated using a reflux condenser. Once heated until orange, the solution was decanted and 10cm3 of petroleum 40/60 was added. The residual tin metal was washed and weighed, and the solution was left to cool as orange crystals formed. The solution and crystals were then filtered under reduced pressure using a Buchner funnel. A heaped micro-spatula of SnI4 was dissolved in 15-20mL of water and three chemical tests were carried out: - 1-2mL of the solution was mixed with 5 drops of 0.1M silver nitrate A flame test was carried out using the solution 1-2mL of solution was mixed with 10 drops of 3% hydrogen peroxide and 2-3mL of petrol. Aim: The aim of this experiment was to prepare a tin iodide species, isolate it and examine its reactivity. Three tests were carried out to examine this. Firstly, the glassware was checked to see if it was dry. If it was not, then it was dried using acetone. 1g of tin metal and 2.5g of iodine pellets were then transferred into a 100mL Quickfit round-bottom flask. 10cm3 of toluene was then added with anti-bumping granules and it was then heated using a reflux condenser. Once heated until orange, the solution was decanted and 10cm3 of petroleum 40/60 was added. The residual tin metal was washed and weighed, and the solution was left to cool as orange crystals formed. The solution and crystals were then filtered under reduced pressure using a Buchner funnel. A heaped micro-spatula of SnI4 was dissolved in 15-20mL of water and three chemical tests were carried out: - 1-2mL of the solution was mixed with 5 drops of 0.1M silver nitrate A flame test was carried out using the solution</text:p>
          </table:table-cell>
          <table:table-cell office:value-type="float" office:value="0.622425854206085" calcext:value-type="float">
            <text:p>0.622425854206085</text:p>
          </table:table-cell>
          <table:table-cell office:value-type="float" office:value="0.629999995231628" calcext:value-type="float">
            <text:p>0.629999995231628</text:p>
          </table:table-cell>
          <table:table-cell table:number-columns-repeated="3"/>
        </table:table-row>
        <table:table-row table:style-name="ro1">
          <table:table-cell office:value-type="string" calcext:value-type="string">
            <text:p>The aim of this experiment was to facilitate a reaction between tin metal and iodine to produce and recrystallize tin (IV) iodide. In addition to this, three tests were performed to determine the reactions between various chemicals and a solution created from the addition of water to a sample of the recrystallized SnI4. 1.31g of tin metal, 2.52g of iodine, and 10ml of toluene were added to a 100ml Quickfit round bottom flask. This mixture was heated using a hot plate and a reflux condenser. The mixture was heated until the mixture changed from its original deep violet colour to orange, and its vapour turned clear. Once the reaction was completed the mixture was transferred to a conical beaker and 10ml of petroleum spirit 40/60 was added. The beaker was then placed on ice to allow for recrystallization of the SnI4. Once the crystals had formed and the solution was cool the crystals were filtered out using a Buchner funnel facilitated by petroleum spirit 40/60. From this point the tests were conducted using a solution of a micro spatula tip of SnI4 added to 20ml water that were thoroughly mixed. The first test consisted of 1-2ml of this solution being transferred to a test tube and then adding 4-5 drops of 0.1M silver nitrate, which was then shaken gently. The second test was conducted by placing a copper wire in the flame of a Bunsen Burner and noting the flame's colour. Then the same copper wire was dipped into the SnI4 and water solution and placed back in the flame. The colour was once again noted. Finally, another 1-2ml of the solution were placed in a test tube and 10 drops of 3% hydrogen peroxide were added and the colour noted, then 2-3 ml of petroleum spirit 40/60 was added to the same test tube and the colour and biphasic separation was noted. All chemicals and solutions were disposed of in the appropriate containers.</text:p>
          </table:table-cell>
          <table:table-cell office:value-type="float" office:value="0.752266049385071" calcext:value-type="float">
            <text:p>0.752266049385071</text:p>
          </table:table-cell>
          <table:table-cell office:value-type="float" office:value="0.779999971389771" calcext:value-type="float">
            <text:p>0.779999971389771</text:p>
          </table:table-cell>
          <table:table-cell table:number-columns-repeated="3"/>
        </table:table-row>
        <table:table-row table:style-name="ro1">
          <table:table-cell office:value-type="string" calcext:value-type="string">
            <text:p>The aim of the experiment was form crystallised SnI4 from its constituent elements and perform 3 simple tests to examine it�s reactivity. Solid tin (1.01g) and iodine pellets (2.50g) formed a purple solution with 10cm3 of toluene and was heated under reflux until the solution turned orange and the condensing liquid was colourless. The solution was cooled and transferred into a conical flask to isolate the unreacted tin (0.43g). 10cm3 petroleum 40/60 was added to the orange solution in the conical flask. The conical flask was placed in an ice bath to maximise crystallisation. The solution was filtered under reduced pressure to form a bright orange crystal powder. 2.15g of pure SnI4 crystals was collected. A heaped micro spatula of my orange crystals was dissolved in enough distilled water to dissolve all the crystals (approx. 20cm3) The first chemical test involved adding 4-5 drops of 0.1M silver nitrate to 1.6ml of my solution, and my pale yellow solution turned cloudy. The second test was the �Beilstein test� where a hot copper wire was submerged in 1.32ml of my solution and held over a Bunsen burner. A bright green flame was observed. The third test involved adding 10 drops of 3% hydrogen peroxide and 2.4ml of petroleum 40/60 to 1.36ml of my solution. After the addition of H2O2, the solution turned darker yellow and on standing turned brown. After the addition of the petrol, 2 immiscible layers formed with the top layer being a bright pink (turned purple on standing) and the bottom layer a brown/red colour.</text:p>
          </table:table-cell>
          <table:table-cell office:value-type="float" office:value="0.662584781646729" calcext:value-type="float">
            <text:p>0.662584781646729</text:p>
          </table:table-cell>
          <table:table-cell office:value-type="float" office:value="0.779999971389771" calcext:value-type="float">
            <text:p>0.779999971389771</text:p>
          </table:table-cell>
          <table:table-cell table:number-columns-repeated="3"/>
        </table:table-row>
        <table:table-row table:style-name="ro1">
          <table:table-cell office:value-type="string" calcext:value-type="string">
            <text:p>Aims: The aims of the experiment were to synthesize and isolate SnI4 from its respective elements, and to investigate the compound�s reactivity and chemical behavior with tests. Procedure: Tin metal (1g) was added to a flask along with iodine pellets (2.5g), toluene (10cm3) and a few anti-bumping granules. This mixture was heated under reflux until the condensing solvent ran clear. The solvent in the flask was allowed to cool to the point where the solvent stopped condensing, and then was decanted. Petroleum spirit 40-60 (10cm3) was then added to the refluxed solvent. The residual tin metal left in the reaction flask was washed with acetone and then weighed. The solution in the flask was allowed to cool fully, and the crystals that formed were then filtered using vacuum filtration � the crystals were washed with cold petroleum spirit 40-60 throughout. Once the crystals were washed and dried, they were weighed. A solution was then made; a combination of the crystals (micro-spatula tip) and water (15mL). A sequence of tests was then carried out on the solution (1-2mL for each test); first being the addition of silver nitrate (0.1M, 4-5 drops). Then, for the second test, a copper wire was heated in a Bunsen flame, dipped into the solution, then placed back into the flame. For the last test, hydrogen peroxide (3%, 10 drops) and petroleum spirit 40-60 (2-3mL) were added to the solution.</text:p>
          </table:table-cell>
          <table:table-cell office:value-type="float" office:value="0.80149382352829" calcext:value-type="float">
            <text:p>0.80149382352829</text:p>
          </table:table-cell>
          <table:table-cell office:value-type="float" office:value="0.730000019073486" calcext:value-type="float">
            <text:p>0.730000019073486</text:p>
          </table:table-cell>
          <table:table-cell table:number-columns-repeated="3"/>
        </table:table-row>
        <table:table-row table:style-name="ro1">
          <table:table-cell office:value-type="string" calcext:value-type="string">
            <text:p>Aim: The aim of this experiment was to produce tin iodide from its elements by heating under reflux technique and to investigate the reactivity of the tin iodide formed by preforming three chemical tests. Procedure: Tin metal (1.0g) and Iodine (2.5g) were added to a dry 100ml round bottom flask. Toluene (10cm3) and 2 or 3 anti-bumping granules were then added to the flask which was heated under reflux at around 150oC where the solution is violet. The solution was heated until it turned an orange colour and the condensing solvent was clear. The solution was transferred to a 100cm3 conical flask (leaving the tin) along with Petroleum spirit 40/60 (10cm3) and allowed to cool. The tin was then washed with acetone, dried and weighed. Orange crystals formed in the conical flask and were filtered using a Buchner funnel. The filtered crystals were then washed with petrol, dried and weighed. Chemical Tests: The observations of each test were recorded. A heaped micro spatula of SnI4 (orange crystal) was dissolved fully in water (15-20mL), its pH was tested using pH paper and the solution was used in the following tests. Test 1: 1-2mL of solution was added to a test tube along with 4 or 5 drops of silver nitrate (0.1M) and gently shaken. Test 2: 1-2mL of solution was added to a test tube and used in a flame test. Test 3: 1-2mL solution was added to a test tube with 10 drops of 3% hydrogen peroxide, shaken for 30 seconds before 2-3mL of petrol was added.</text:p>
          </table:table-cell>
          <table:table-cell office:value-type="float" office:value="0.709453165531158" calcext:value-type="float">
            <text:p>0.709453165531158</text:p>
          </table:table-cell>
          <table:table-cell office:value-type="float" office:value="0.730000019073486" calcext:value-type="float">
            <text:p>0.730000019073486</text:p>
          </table:table-cell>
          <table:table-cell table:number-columns-repeated="3"/>
        </table:table-row>
        <table:table-row table:style-name="ro1">
          <table:table-cell office:value-type="string" calcext:value-type="string">
            <text:p>The aim of the experiment was <text:s/>to prepare a tin iodine species from its elements, isolate the prepared tin iodine and examine its reactivity via three tests: mixed with silver nitrate, Beilstein test and mixed with hydrogen peroxide and petrol. Solid tin (1.0 g) and iodine (2.5 g) was heated under reflux in a solution of toluene (10 cm3) until the solution turned from violet to orange. The solution was decanted into a conical flask (100 cm3). The remaining tin was washed out with acetone and weighed. Petroleum spirit 40/60 (10 cm3) was added to the conical flask and the conical flask was then cooled in an ice bath. After the crystals (SnI4) had evolved, the crystals were filtered via a Buchner funnel. The dry crystals were then weighed. A micro spatula heap of SnI4 crystals were dissolved in water. Test 1: added 4-5 drops of AgNO3 (0.1 M) to 1-2 cm3 of the dissolved SnI4. Test 2: Beilstein test, heated a copper wire, dipped it in the solution and heated it again under Bunsen flame. Test 3: added 10 drops of 3% hydrogen peroxide and petroleum spirit 40/60 (2-3 cm3). The aim of the experiment was <text:s/>to prepare a tin iodine species from its elements, isolate the prepared tin iodine and examine its reactivity via three tests: mixed with silver nitrate, Beilstein test and mixed with hydrogen peroxide and petrol. Solid tin (1.0 g) and iodine (2.5 g) was heated under reflux in a solution of toluene (10 cm3) until the solution turned from violet to orange. The solution was decanted into a conical flask (100 cm3). The remaining tin was washed out with acetone and weighed. Petroleum spirit 40/60 (10 cm3) was added to the conical flask and the conical flask was then cooled in an ice bath. After the crystals (SnI4) had evolved, the crystals were filtered via a Buchner funnel. The dry crystals were then weighed. A micro spatula heap of SnI4 crystals were dissolved in water. Test 1: added 4-5 drops of AgNO3 (0.1 M) to 1-2 cm3 of the dissolved SnI4. Test 2: Beilstein test, heated a copper wire, dipped it in the solution and heated it again under Bunsen flame.</text:p>
          </table:table-cell>
          <table:table-cell office:value-type="float" office:value="0.763442099094391" calcext:value-type="float">
            <text:p>0.763442099094391</text:p>
          </table:table-cell>
          <table:table-cell office:value-type="float" office:value="0.800000011920929" calcext:value-type="float">
            <text:p>0.800000011920929</text:p>
          </table:table-cell>
          <table:table-cell table:number-columns-repeated="3"/>
        </table:table-row>
        <table:table-row table:style-name="ro1">
          <table:table-cell office:value-type="string" calcext:value-type="string">
            <text:p>First, tin metal (1.0g) was measured and transferred to a round-bottom flask (100ml) using a powder funnel, along with iodine pellets (2.5g), first onto a watchglass and then into the same flask, ensuring no iodine pellets are spilled onto the bench. Toluene (10cm3) was then added to the flask, along with 2-3 anti-bumping granules. It was then heated under reflux using a heating mantle and reflux condenser until the condensing solvent turned transparent. The flask solution was poured into a conical flask (100cm3). The remaining tin metal in the flask, after washing with acetone and drying, weighed 0.37g. Petroleum ether 40/60 (10cm3) was added to the conical flask and left to cool. The crystals in the flask were then extracted by filtration using a Buchner funnel. This yielded 1.36g of crystals. A micro spatula of the crystals were then dissolved in water (15cm3) and stirred until fully dissolved. This solution was used to perform chemical tests 1, 2 and 3. In this experiment, we aimed to form tin iodide (IV) using tin metal and iodine pellets and heating them together, with the solvent toluene, via reflux using a reflux condenser. After forming the suspected tin (IV) iodide complex, we aimed to confirm the presence of the tin (IV) iodide using three confirmatory tests using silver nitrate (0.1M) solution, hydrogen peroxide with petroleum ether 40/60 and the Beilstein test. We aimed to also use these tests to determine the reactivity of our crystalline product.</text:p>
          </table:table-cell>
          <table:table-cell office:value-type="float" office:value="0.638131976127625" calcext:value-type="float">
            <text:p>0.638131976127625</text:p>
          </table:table-cell>
          <table:table-cell office:value-type="float" office:value="0.600000023841858" calcext:value-type="float">
            <text:p>0.600000023841858</text:p>
          </table:table-cell>
          <table:table-cell table:number-columns-repeated="3"/>
        </table:table-row>
        <table:table-row table:style-name="ro1">
          <table:table-cell office:value-type="string" calcext:value-type="string">
            <text:p>This experiment seeks to synthesize and purify tin(IV) iodide from tin metal and iodine, and then conduct three tests on the compound to examine its reactivity. The first test sought to examine tin(IV) iodide�s ability to produce a precipitate with silver nitrate. The second test was a Beilstein test, which was used to test tin(IV) iodide for the presence of an organic halide. The third test sought to examine tin(IV) iodide�s solubility in water and petroleum ether. 1.04 g of tin metal and 2.11 g iodine pellets were dissolved in 10 mL of toluene and heated in a reflux condenser in order to produce tin(IV) iodide. When the solution was allowed to cool, tin(IV) iodide crystals formed in the solution and were extracted using a Buchner funnel.</text:p>
          </table:table-cell>
          <table:table-cell office:value-type="float" office:value="0.628279507160187" calcext:value-type="float">
            <text:p>0.628279507160187</text:p>
          </table:table-cell>
          <table:table-cell office:value-type="float" office:value="0.699999988079071" calcext:value-type="float">
            <text:p>0.699999988079071</text:p>
          </table:table-cell>
          <table:table-cell table:number-columns-repeated="3"/>
        </table:table-row>
        <table:table-row table:style-name="ro1">
          <table:table-cell office:value-type="string" calcext:value-type="string">
            <text:p>The aim of this experiment was to prepare SnI4 from its constituent elements, isolate the compound, and to investigate its reactivity. 1.0g of tin metal, 2.5g of iodine, 10cm3 of toluene and 3 anti-bumping granules was added to a 100mL conical flask. <text:s/>The flask was heated under reflux until all vapour turned clear. <text:s/>The remaining solution along with 10cm3 of petroleum spirit 40-60 was added to a different 100mL conical flask and placed in ice bath. <text:s/>The suspension was washed with 10cm3 of cold petrol 40-60 and dried under suction for several minutes to afford the SnI4 as orange crystals. <text:s/>Residual tin in reaction flask was washed with acetone and weighed once dried. A microspatula tip of the SnI4 crystals was fully dissolved in 20mL of water and 2mL of the solution was added to 3 test tubes each. 3 tests were performed on each test boiling tube and observations recorded: 5 drops of 0.1M silver nitrate were added to the test tube and mixture shaken End of copper wire was heated until glowing red. <text:s/>The wire was dipped in the solution and placed back in the flame. 10 drops of 3% hydrogen peroxide were added to the test tube and gently shaken. <text:s/>3mL of petrol 40-60 was added and mixture shaken.</text:p>
          </table:table-cell>
          <table:table-cell office:value-type="float" office:value="0.710123717784882" calcext:value-type="float">
            <text:p>0.710123717784882</text:p>
          </table:table-cell>
          <table:table-cell office:value-type="float" office:value="0.779999971389771" calcext:value-type="float">
            <text:p>0.779999971389771</text:p>
          </table:table-cell>
          <table:table-cell table:number-columns-repeated="3"/>
        </table:table-row>
        <table:table-row table:style-name="ro1">
          <table:table-cell office:value-type="string" calcext:value-type="string">
            <text:p>The aim of this experiment was to form tin (IV) iodine (SnI4) from tin and iodine and investigate the reactivity of the tin iodide formed. 1.10g of tin, 2.48g of iodine and 10cm3 of toluene were heated under reflux with 3 anti-bumping granules. The reaction mixture was heated until the colour of the reaction changed from violet to orange and the drops of solvent which were condensing back into the mixture had become colourless. The reaction mixture was then transferred to a conical flask and 10cm3 of petroleum spirt 40/60 was added. The remaining solid tin from the reaction mixture was washed with acetone, dried and weighed. The reaction mixture was filtered to remove the crystals which were then weighed. One heaped micro spatula tip of the SnI4 crystals were dissolved in 15mL of distilled water, this solution was then used to do a Beilstein test. 2mL of the SnI4 solution was tested with 5 drops of 0.1 M silver nitrate and finally 2mL of the solution was mixed with 10 drops of 3% hydrogen peroxide and 2mL of petroleum spirit 40/60 to create a biphasic solution. The aim of this experiment was to form tin (IV) iodine (SnI4) from tin and iodine and investigate the reactivity of the tin iodide formed. 1.10g of tin, 2.48g of iodine and 10cm3 of toluene were heated under reflux with 3 anti-bumping granules. The reaction mixture was heated until the colour of the reaction changed from violet to orange and the drops of solvent which were condensing back into the mixture had become colourless. The reaction mixture was then transferred to a conical flask and 10cm3 of petroleum spirt 40/60 was added. The remaining solid tin from the reaction mixture was washed with acetone, dried and weighed. The reaction mixture was filtered to remove the crystals which were then weighed.</text:p>
          </table:table-cell>
          <table:table-cell office:value-type="float" office:value="0.705608129501343" calcext:value-type="float">
            <text:p>0.705608129501343</text:p>
          </table:table-cell>
          <table:table-cell office:value-type="float" office:value="0.800000011920929" calcext:value-type="float">
            <text:p>0.800000011920929</text:p>
          </table:table-cell>
          <table:table-cell table:number-columns-repeated="3"/>
        </table:table-row>
        <table:table-row table:style-name="ro1">
          <table:table-cell office:value-type="string" calcext:value-type="string">
            <text:p>The aim of the experiment was to prepare an isolated sample of SnI4 and assess its reactivity by performing a series of three tests. Tin metal (1.20 g, 0.010 mol) was added to iodine (2.5 g, 0.0099 mol) and toluene (10 cm3, 0.020 mol). Solution was allowed to reflux at ~ 60% power until the condensing solvent turned from violet to clear. The resulting hot orange solution was decanted off and added to petroleum spirit 40/60 (10 cm3, 0.080 mol). Residual tin (0.54 g, 0.0046 mol) metal was washed with excess acetone and the dry solid weighed. The solution was allowed to cool to room temperature, and then was cooled in an ice-bath for ~ 5 minutes. Orange crystals were then purified with vacuum filtration and washed with cold petroleum spirit 40/60. The purified SnI4 was obtained as an orange crystalline solid (1.82 g, 0.029 mol). A heaped microspatula of SnI4 was dissolved in water (20 cm3). Resulting solution (2 cm3) was transferred to three test tubes. To test tube 1, silver nitrate (5 drops, 0.1 M) was added and gently shaken for 30 seconds and observations logged. Heated copper wire was immersed in test tube 2 and then heated in a Bunsen flame, with the flame colour observed. To test tube 3, hydrogen peroxide (10 drops, 0.88 M) was added and shaken for 30 seconds, then petroleum spirit 40/60 (3 cm3) was added. Resulting biphasic solution was gently swirled and observations were noted.e off and allow to cool until the solvent stops condensing. Using a clamp to hold the hot flask, decant the solution into a 100cm3 conical flask, leaving the left-over tin in the round bottom flask. Add 10cm3 of petroleum 40/60 to the conical flask then allow to cool to room temperature. Use acetone to wash the residual tin in the reaction flask, then allow the tin to dry on a watchglass � once dry, weigh the tine and record the mass. As the conical flask cools, orange crystals should start to form, the flask can be placed in an ice-bath for roughly five minutes in order to maximise crystallisation. Use a buchner funnel to filter of the crystals, washing them with around 10cm3 of petroleum 40/60, once this process is complete weigh your dried crystals and record the mass. The chemicals properties of the product will now be tested, your observations should be noted throughout. Measure roughly 15-20mL of water and dissolve a heaped micro spatula tip in the water, stir until the solid can not be seen. Using pH paper, check the pH of this solution. This solution should be used in the following tests. Test 1 Add 4 or 5 drops of 0.1 M silver nitrate and roughly 1-2mL of the solution to a test tube, gently shake for half a minute, note your observation. Test 2 Transfer roughly 1-2mL of the solution to a test tube. Using a Bunsen flame, heat one end of a copper wire until it glows red, then dip into the solution and reheat over the Bunsen again, noting the flame colour you observe. Test 3</text:p>
          </table:table-cell>
          <table:table-cell office:value-type="float" office:value="0.813756227493286" calcext:value-type="float">
            <text:p>0.813756227493286</text:p>
          </table:table-cell>
          <table:table-cell office:value-type="float" office:value="0.779999971389771" calcext:value-type="float">
            <text:p>0.779999971389771</text:p>
          </table:table-cell>
          <table:table-cell table:number-columns-repeated="3"/>
        </table:table-row>
        <table:table-row table:style-name="ro1">
          <table:table-cell office:value-type="string" calcext:value-type="string">
            <text:p>The aim of the experiment was to produce and isolate a sample of tin iodide from its elements and then investigate its chemical properties through a series of chemical tests. 1.03g of tin metal was weighed out and 2.5g of Iodine pellets were then added. This was followed by the addition of 10cm3 of toluene and 3 anti-bumping granules. The solution was heated under reflux at approximately 150oC and heating was continued until the purple vapour rising from the solution (and condensing) had become clear. The solution was then allowed to cool until the solvent was all condensed. The hot solution was poured into a 100cm3 conical flask, leaving the residual tin in the flask. 10cm3 of petroleum spirit 40/60 was added to the conical flask and the solution was left to cool to room temperature. The residual tin was washed in the reaction flask with acetone and then left to dry on a watch glass. One dried it was weighed and the mass recorded. The cooled flask was placed in an icebath for approximately 5minutes. The crystals were then filtered out using a Buchner funnel and the dry crystals were weighed. For the chemical tests, a heaped micro spatula of the crystals (SnI4) were dissolved in 15ml of water. The pH of the resulting solution was tested using pH paper. 2mL of the solution was transferred into 3 test tubes. To the first, 4-5 drops of 0.1M silver nitrate were then added and the mixture gently shaken for 30s. Any changes in the solution were noted. For the second test tube, a copper wire was heated in a Bunsen flame and immersed in the solution before being heated again. The change in flame colour was recorded.</text:p>
          </table:table-cell>
          <table:table-cell office:value-type="float" office:value="0.726963102817535" calcext:value-type="float">
            <text:p>0.726963102817535</text:p>
          </table:table-cell>
          <table:table-cell office:value-type="float" office:value="0.779999971389771" calcext:value-type="float">
            <text:p>0.779999971389771</text:p>
          </table:table-cell>
          <table:table-cell table:number-columns-repeated="3"/>
        </table:table-row>
        <table:table-row table:style-name="ro1">
          <table:table-cell office:value-type="string" calcext:value-type="string">
            <text:p>The aim of the experiment was to synthesize the compound Tin (IV) Iodide from its base components of pure tin metal and iodine pellets. Once the synthesis was complete, the next step was to test the resultant substance on various chemical characteristics. First, 1.00 g of tin and 2.53 g of iodine were added to a flask containing 10 cm3 toluene. The resultant solution was heated using a heating mantle and reflux condenser, until the resultant concentration from the solution�s boiling was became clear. At this point, the solution was cooled, and the resultant orange solution was decanted, with the residual tin massed. 10 cm3 Petroleum spirit 40/60 was then added to the orange solution, and then the solution was cooled in an ice bath until orange crystals were elucidated. These crystals were then filtered using a Buchner funnel and washed with 10 cm3 of cold petroleum spirit 40/60. At this point, the orange crystals were dissolved in water and three tests were performed: Test 1: <text:s/>A small amount of 0.1 M silver nitrate was added to a portion of the solution and mixed. Test 2: A copper wire was coated with the solution and heated using a Bunsen flame. Test 3: 3% hydrogen peroxide was added to a portion of the solution and mixed. Then, a small amount of petrol was added, and the solution was mixed once more.</text:p>
          </table:table-cell>
          <table:table-cell office:value-type="float" office:value="0.74997866153717" calcext:value-type="float">
            <text:p>0.74997866153717</text:p>
          </table:table-cell>
          <table:table-cell office:value-type="float" office:value="0.779999971389771" calcext:value-type="float">
            <text:p>0.779999971389771</text:p>
          </table:table-cell>
          <table:table-cell table:number-columns-repeated="3"/>
        </table:table-row>
        <table:table-row table:style-name="ro1">
          <table:table-cell office:value-type="string" calcext:value-type="string">
            <text:p>The aim of the experiment was to create a sample of Tin (IV) Iodide using reflux. I added 1g of tin, 2.5g of iodine, 10mL of toluene and 3 anti-bumping granules to a 100mL round bottomed flask. I then heated the solution under reflux until the condensate was colourless. At which point I removed the heat from the round bottomed flask and allowed it to cool until evaporation stops. I then decanted off the solution into a conical flash. I then added 10mL to the conical flask and allowing to cool to room temperature. I washed the residual tin in the round bottomed flask with acetone. And weighed the dry tin. I put the conical flask with the SnI4 in into an ice bath, to aid precipitation. I then vacuum filtered the crystals. I then dissolved a heaped spatula of the crystals in to 20mL of water, and transferred 2mL each to 3 test tubes. I added 2mL of 0.1M silver nitrate to the first test tube, resulting in a cr�me precipitate being formed. I heated up some copper wire red hot, and dipped the hot end in the second test tube. This resulted in a vibrant green coloured flame being emitted. To the third test tube I added 10 drops of 3% hydrogen peroxide, the solution changed colour from colourless to yellow/brown. And then I added 2mL of petrol, and a biphasic system evolved. The top layer was pink, the bottom layer was orange/red.</text:p>
          </table:table-cell>
          <table:table-cell office:value-type="float" office:value="0.623358368873596" calcext:value-type="float">
            <text:p>0.623358368873596</text:p>
          </table:table-cell>
          <table:table-cell office:value-type="float" office:value="0.550000011920929" calcext:value-type="float">
            <text:p>0.550000011920929</text:p>
          </table:table-cell>
          <table:table-cell table:number-columns-repeated="3"/>
        </table:table-row>
        <table:table-row table:style-name="ro1" table:number-rows-repeated="7">
          <table:table-cell table:number-columns-repeated="6"/>
        </table:table-row>
        <table:table-row table:style-name="ro1">
          <table:table-cell office:value-type="string" calcext:value-type="string">
            <text:p>The aim of this experiment was to prepare a tin iodide solution using the elements and use the solution to prepare tests that will investigate the reactivity of the tin iodide solution. 1 gram of tin metal was measured into a round-bottom flask, 2.5g of iodine pellets were also added as well as 10cm3 of toluene and a few anti-bumping granules. The flask was heated until a purple vapor started to condense, once the solution became colourless the reaction was removed from the heat. The solution (excluding the tin metal) was transferred into a flask with 10cm3 petroleum 40/60. The tin was rinsed with acetone and dried and weighed. Orange crystals formed from the solution upon cooling, these crystals were then dried using a Buchner funnel and filtration under suction then weighed The aim of this experiment was to prepare a tin iodide solution using the elements and use the solution to prepare tests that will investigate the reactivity of the tin iodide solution. 1 gram of tin metal was measured into a round-bottom flask, 2.5g of iodine pellets were also added as well as 10cm3 of toluene and a few anti-bumping granules. The flask was heated until a purple vapor started to condense, once the solution became colourless the reaction was removed from the heat. The solution (excluding the tin metal) was transferred into a flask with 10cm3 petroleum 40/60. The tin was rinsed with acetone and dried and weighed.</text:p>
          </table:table-cell>
          <table:table-cell office:value-type="float" office:value="0.675260722637177" calcext:value-type="float">
            <text:p>0.675260722637177</text:p>
          </table:table-cell>
          <table:table-cell office:value-type="float" office:value="0.300000011920929" calcext:value-type="float">
            <text:p>0.300000011920929</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0T12:25:08.203203945</dc:date>
    <meta:editing-duration>PT3M42S</meta:editing-duration>
    <meta:editing-cycles>1</meta:editing-cycles>
    <meta:document-statistic meta:table-count="1" meta:cell-count="93" meta:object-count="1"/>
    <meta:generator>LibreOffice/7.3.3.2$Linux_X86_64 LibreOffice_project/30$Build-2</meta:generator>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1"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1"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x"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02cm" svg:height="9.013cm" xlink:href=".." xlink:type="simple" chart:class="chart:scatter" chart:style-name="ch1">
        <chart:plot-area chart:style-name="ch2" table:cell-range-address="results5.B1:results5.C29 results5.F3:results5.F4" chart:data-source-has-labels="row" svg:x="0.32cm" svg:y="0.18cm" svg:width="15.362cm" svg:height="8.653cm">
          <chart:coordinate-region svg:x="1.047cm" svg:y="0.379cm" svg:width="14.541cm" svg:height="7.807cm"/>
          <chart:axis chart:dimension="x" chart:name="primary-x" chart:style-name="ch3"/>
          <chart:axis chart:dimension="y" chart:name="primary-y" chart:style-name="ch4">
            <chart:grid chart:style-name="ch5" chart:class="major"/>
          </chart:axis>
          <chart:series chart:style-name="ch6" chart:values-cell-range-address="results5.B2:results5.B29" chart:label-cell-address="results5.C1:results5.C1" chart:class="chart:scatter">
            <chart:domain table:cell-range-address="results5.C2:results5.C29"/>
            <chart:data-point chart:repeated="28"/>
          </chart:series>
          <chart:series chart:style-name="ch7" chart:values-cell-range-address="results5.F3:results5.F4" chart:class="chart:scatter">
            <chart:domain table:cell-range-address="results5.F3:results5.F4"/>
            <chart:data-point chart:repeated="2"/>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true</text:p>
                <draw:g>
                  <svg:desc>results5.C1:results5.C1</svg:desc>
                </draw:g>
              </table:table-cell>
              <table:table-cell office:value-type="string">
                <text:p>Column F</text:p>
              </table:table-cell>
              <table:table-cell office:value-type="string">
                <text:p>Column F</text:p>
              </table:table-cell>
            </table:table-row>
          </table:table-header-rows>
          <table:table-rows>
            <table:table-row>
              <table:table-cell office:value-type="string">
                <text:p>1</text:p>
              </table:table-cell>
              <table:table-cell office:value-type="float" office:value="0.629999995231628">
                <text:p>0.629999995231628</text:p>
                <draw:g>
                  <svg:desc>results5.C2:results5.C29</svg:desc>
                </draw:g>
              </table:table-cell>
              <table:table-cell office:value-type="float" office:value="0.763458847999573">
                <text:p>0.763458847999573</text:p>
                <draw:g>
                  <svg:desc>results5.B2:results5.B29</svg:desc>
                </draw:g>
              </table:table-cell>
              <table:table-cell office:value-type="float" office:value="1">
                <text:p>1</text:p>
                <draw:g>
                  <svg:desc>results5.F3:results5.F4</svg:desc>
                </draw:g>
              </table:table-cell>
              <table:table-cell office:value-type="float" office:value="1">
                <text:p>1</text:p>
                <draw:g>
                  <svg:desc>results5.F3:results5.F4</svg:desc>
                </draw:g>
              </table:table-cell>
            </table:table-row>
            <table:table-row>
              <table:table-cell office:value-type="string">
                <text:p>2</text:p>
              </table:table-cell>
              <table:table-cell office:value-type="float" office:value="0.649999976158142">
                <text:p>0.649999976158142</text:p>
              </table:table-cell>
              <table:table-cell office:value-type="float" office:value="0.479733735322952">
                <text:p>0.47973373532295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800000011920929">
                <text:p>0.800000011920929</text:p>
              </table:table-cell>
              <table:table-cell office:value-type="float" office:value="0.750770926475525">
                <text:p>0.750770926475525</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779999971389771">
                <text:p>0.779999971389771</text:p>
              </table:table-cell>
              <table:table-cell office:value-type="float" office:value="0.740085422992706">
                <text:p>0.740085422992706</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0.779999971389771">
                <text:p>0.779999971389771</text:p>
              </table:table-cell>
              <table:table-cell office:value-type="float" office:value="0.658965349197388">
                <text:p>0.658965349197388</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699999988079071">
                <text:p>0.699999988079071</text:p>
              </table:table-cell>
              <table:table-cell office:value-type="float" office:value="0.659726679325104">
                <text:p>0.659726679325104</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0.850000023841858">
                <text:p>0.850000023841858</text:p>
              </table:table-cell>
              <table:table-cell office:value-type="float" office:value="0.585384070873261">
                <text:p>0.585384070873261</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850000023841858">
                <text:p>0.850000023841858</text:p>
              </table:table-cell>
              <table:table-cell office:value-type="float" office:value="0.584371864795685">
                <text:p>0.58437186479568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0.75">
                <text:p>0.75</text:p>
              </table:table-cell>
              <table:table-cell office:value-type="float" office:value="0.725305199623108">
                <text:p>0.725305199623108</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0.779999971389771">
                <text:p>0.779999971389771</text:p>
              </table:table-cell>
              <table:table-cell office:value-type="float" office:value="0.610648155212402">
                <text:p>0.610648155212402</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629999995231628">
                <text:p>0.629999995231628</text:p>
              </table:table-cell>
              <table:table-cell office:value-type="float" office:value="0.701701939105988">
                <text:p>0.701701939105988</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0.730000019073486">
                <text:p>0.730000019073486</text:p>
              </table:table-cell>
              <table:table-cell office:value-type="float" office:value="0.687965929508209">
                <text:p>0.687965929508209</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0.5">
                <text:p>0.5</text:p>
              </table:table-cell>
              <table:table-cell office:value-type="float" office:value="0.633766710758209">
                <text:p>0.633766710758209</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0.479999989271164">
                <text:p>0.479999989271164</text:p>
              </table:table-cell>
              <table:table-cell office:value-type="float" office:value="0.704568147659302">
                <text:p>0.704568147659302</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0.629999995231628">
                <text:p>0.629999995231628</text:p>
              </table:table-cell>
              <table:table-cell office:value-type="float" office:value="0.622425854206085">
                <text:p>0.62242585420608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0.779999971389771">
                <text:p>0.779999971389771</text:p>
              </table:table-cell>
              <table:table-cell office:value-type="float" office:value="0.752266049385071">
                <text:p>0.752266049385071</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0.779999971389771">
                <text:p>0.779999971389771</text:p>
              </table:table-cell>
              <table:table-cell office:value-type="float" office:value="0.662584781646729">
                <text:p>0.662584781646729</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0.730000019073486">
                <text:p>0.730000019073486</text:p>
              </table:table-cell>
              <table:table-cell office:value-type="float" office:value="0.80149382352829">
                <text:p>0.80149382352829</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0.730000019073486">
                <text:p>0.730000019073486</text:p>
              </table:table-cell>
              <table:table-cell office:value-type="float" office:value="0.709453165531158">
                <text:p>0.709453165531158</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0.800000011920929">
                <text:p>0.800000011920929</text:p>
              </table:table-cell>
              <table:table-cell office:value-type="float" office:value="0.763442099094391">
                <text:p>0.763442099094391</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0.600000023841858">
                <text:p>0.600000023841858</text:p>
              </table:table-cell>
              <table:table-cell office:value-type="float" office:value="0.638131976127625">
                <text:p>0.638131976127625</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0.699999988079071">
                <text:p>0.699999988079071</text:p>
              </table:table-cell>
              <table:table-cell office:value-type="float" office:value="0.628279507160187">
                <text:p>0.628279507160187</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0.779999971389771">
                <text:p>0.779999971389771</text:p>
              </table:table-cell>
              <table:table-cell office:value-type="float" office:value="0.710123717784882">
                <text:p>0.710123717784882</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0.800000011920929">
                <text:p>0.800000011920929</text:p>
              </table:table-cell>
              <table:table-cell office:value-type="float" office:value="0.705608129501343">
                <text:p>0.705608129501343</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0.779999971389771">
                <text:p>0.779999971389771</text:p>
              </table:table-cell>
              <table:table-cell office:value-type="float" office:value="0.813756227493286">
                <text:p>0.813756227493286</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0.779999971389771">
                <text:p>0.779999971389771</text:p>
              </table:table-cell>
              <table:table-cell office:value-type="float" office:value="0.726963102817535">
                <text:p>0.726963102817535</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0.779999971389771">
                <text:p>0.779999971389771</text:p>
              </table:table-cell>
              <table:table-cell office:value-type="float" office:value="0.74997866153717">
                <text:p>0.7499786615371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0.550000011920929">
                <text:p>0.550000011920929</text:p>
              </table:table-cell>
              <table:table-cell office:value-type="float" office:value="0.623358368873596">
                <text:p>0.62335836887359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